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09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10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11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12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fo:font-weight="bold" officeooo:rsid="00ec0e6c" style:font-weight-asian="bold" style:font-weight-complex="bold"/>
    </style:style>
    <style:style style:name="T72" style:family="text">
      <style:text-properties fo:font-weight="bold" officeooo:rsid="00ec65e2" style:font-weight-asian="bold" style:font-weight-complex="bold"/>
    </style:style>
    <style:style style:name="T73" style:family="text">
      <style:text-properties fo:font-weight="bold" officeooo:rsid="00eb2033" style:font-weight-asian="bold" style:font-weight-complex="bold"/>
    </style:style>
    <style:style style:name="T74" style:family="text">
      <style:text-properties fo:font-weight="bold" officeooo:rsid="00e9fa8d" style:font-weight-asian="bold" style:font-weight-complex="bold"/>
    </style:style>
    <style:style style:name="T75" style:family="text">
      <style:text-properties fo:font-weight="bold" officeooo:rsid="00e86ae3" style:font-weight-asian="bold" style:font-weight-complex="bold"/>
    </style:style>
    <style:style style:name="T76" style:family="text">
      <style:text-properties fo:font-weight="bold" officeooo:rsid="00f5c82b" style:font-weight-asian="bold" style:font-weight-complex="bold"/>
    </style:style>
    <style:style style:name="T77" style:family="text">
      <style:text-properties officeooo:rsid="00dfaf2c"/>
    </style:style>
    <style:style style:name="T78" style:family="text">
      <style:text-properties fo:color="#000000" style:font-name="Liberation Mono" fo:font-size="10pt" style:font-size-asian="10pt" style:font-size-complex="10pt"/>
    </style:style>
    <style:style style:name="T79" style:family="text">
      <style:text-properties officeooo:rsid="00e05e8f"/>
    </style:style>
    <style:style style:name="T80" style:family="text">
      <style:text-properties officeooo:rsid="00e1e472"/>
    </style:style>
    <style:style style:name="T81" style:family="text">
      <style:text-properties officeooo:rsid="00e6ba0d"/>
    </style:style>
    <style:style style:name="T82" style:family="text">
      <style:text-properties officeooo:rsid="00e76c27"/>
    </style:style>
    <style:style style:name="T83" style:family="text">
      <style:text-properties officeooo:rsid="00e86ae3"/>
    </style:style>
    <style:style style:name="T84" style:family="text">
      <style:text-properties officeooo:rsid="00ec0e6c"/>
    </style:style>
    <style:style style:name="T85" style:family="text">
      <style:text-properties officeooo:rsid="00ed6e41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officeooo:rsid="00ddfb14"/>
    </style:style>
    <style:style style:name="T88" style:family="text">
      <style:text-properties officeooo:rsid="00f06781"/>
    </style:style>
    <style:style style:name="T89" style:family="text">
      <style:text-properties officeooo:rsid="00f37b9b"/>
    </style:style>
    <style:style style:name="T90" style:family="text">
      <style:text-properties officeooo:rsid="00f6e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8">82aa—ba80диалоги</text:span><text:a xlink:type="simple" xlink:href="mailto:I@M" text:style-name="Internet_20_link" text:visited-style-name="Visited_20_Internet_20_Link">I@M</text:a><text:span text:style-name="T78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05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00">3DF6E—map#0.8bytesx16rows=0x80</text:p>
      <text:p text:style-name="P200">3FDED — последний байт</text:p>
      <text:p text:style-name="P200"><text:soft-page-break/></text:p>
      <text:p text:style-name="P202">вероятно перед ними карты планет. Надо проверить.</text:p>
      <text:p text:style-name="P202"/>
      <text:p text:style-name="P200"/>
      <text:p text:style-name="P200">3D карт (больше чем думалось!!!)</text:p>
      <text:p text:style-name="P200"/>
      <text:p text:style-name="P201"/>
      <text:p text:style-name="P202">████████████████</text:p>
      <text:p text:style-name="P202">███████8████████</text:p>
      <text:p text:style-name="P202">███████0████████</text:p>
      <text:p text:style-name="P202">████D██5████████</text:p>
      <text:p text:style-name="P202">████0██0████████</text:p>
      <text:p text:style-name="P202">██000000000508██</text:p>
      <text:p text:style-name="P202">██0██0███0██████</text:p>
      <text:p text:style-name="P202">██5██D███D██████</text:p>
      <text:p text:style-name="P202">██0████D████D███</text:p>
      <text:p text:style-name="P202">██000██0████0███</text:p>
      <text:p text:style-name="P202">██0█000000000███</text:p>
      <text:p text:style-name="P202">██8██0███0██████</text:p>
      <text:p text:style-name="P202">██0██D███5██████</text:p>
      <text:p text:style-name="P202">██0██████0██████</text:p>
      <text:p text:style-name="P202">██C██████8██████</text:p>
      <text:p text:style-name="P202">████████████████</text:p>
      <text:p text:style-name="P202"/>
      <text:p text:style-name="P200"/>
      <text:p text:style-name="P200">████████████████</text:p>
      <text:p text:style-name="P200">████████████████</text:p>
      <text:p text:style-name="P200">████30007███████</text:p>
      <text:p text:style-name="P200">████████████████</text:p>
      <text:p text:style-name="P200">███000003███████</text:p>
      <text:p text:style-name="P200">█████0██████████</text:p>
      <text:p text:style-name="P200">████70██7███████</text:p>
      <text:p text:style-name="P200">█████0██0█7█████</text:p>
      <text:p text:style-name="P200">█████8██0000████</text:p>
      <text:p text:style-name="P200">█████0██8█0█████</text:p>
      <text:p text:style-name="P200">████████0█007███</text:p>
      <text:p text:style-name="P200">███████7██0█████</text:p>
      <text:p text:style-name="P200">█████0000007████</text:p>
      <text:p text:style-name="P200">███████0████████</text:p>
      <text:p text:style-name="P200">███████0████████</text:p>
      <text:p text:style-name="P200">███████0████████</text:p>
      <text:p text:style-name="P200"/>
      <text:p text:style-name="P200"/>
      <text:p text:style-name="P203">до подземелья</text:p>
      <text:p text:style-name="P20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1">0D6F6</text:p>
          </table:table-cell>
          <table:table-cell table:style-name="Таблица1.A1" office:value-type="string">
            <text:p text:style-name="P211"/>
          </table:table-cell>
        </table:table-row>
        <table:table-row>
          <table:table-cell table:style-name="Таблица1.A1" office:value-type="string">
            <text:p text:style-name="P211">0D6F7</text:p>
          </table:table-cell>
          <table:table-cell table:style-name="Таблица1.A1" office:value-type="string">
            <text:p text:style-name="P211"/>
          </table:table-cell>
        </table:table-row>
      </table:table>
      <text:p text:style-name="P20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1">30043</text:p>
          </table:table-cell>
          <table:table-cell table:style-name="Таблица2.A1" office:value-type="string">
            <text:p text:style-name="P211"/>
          </table:table-cell>
        </table:table-row>
      </table:table>
      <text:p text:style-name="P20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1">308C7</text:p>
          </table:table-cell>
          <table:table-cell table:style-name="Таблица3.A1" office:value-type="string">
            <text:p text:style-name="P211"/>
          </table:table-cell>
        </table:table-row>
      </table:table>
      <text:p text:style-name="P200"/>
      <text:p text:style-name="P200"/>
      <text:p text:style-name="P200"/>
      <text:p text:style-name="P204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11">311AC</text:p>
          </table:table-cell>
          <table:table-cell table:style-name="Таблица4.A1" office:value-type="string">
            <text:p text:style-name="P211"/>
          </table:table-cell>
        </table:table-row>
      </table:table>
      <text:p text:style-name="P20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1">31258</text:p>
          </table:table-cell>
          <table:table-cell table:style-name="Таблица5.A1" office:value-type="string">
            <text:p text:style-name="P211"/>
          </table:table-cell>
        </table:table-row>
      </table:table>
      <text:p text:style-name="P200"/>
      <text:p text:style-name="P20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11">3287D</text:p>
          </table:table-cell>
          <table:table-cell table:style-name="Таблица6.A1" office:value-type="string">
            <text:p text:style-name="P211"/>
          </table:table-cell>
        </table:table-row>
      </table:table>
      <text:p text:style-name="P200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11">32968</text:p>
          </table:table-cell>
          <table:table-cell table:style-name="Таблица7.A1" office:value-type="string">
            <text:p text:style-name="P211"/>
          </table:table-cell>
        </table:table-row>
      </table:table>
      <text:p text:style-name="P200"/>
      <text:p text:style-name="P200"/>
      <text:p text:style-name="P200"/>
      <text:p text:style-name="P203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10">0D80C</text:p>
          </table:table-cell>
          <table:table-cell table:style-name="Таблица8.A1" office:value-type="string">
            <text:p text:style-name="P211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10">0D81E</text:p>
          </table:table-cell>
          <table:table-cell table:style-name="Таблица9.A1" office:value-type="string">
            <text:p text:style-name="P211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10">0EA4A</text:p>
          </table:table-cell>
          <table:table-cell table:style-name="Таблица10.A1" office:value-type="string">
            <text:p text:style-name="P211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11">0EA91</text:p>
          </table:table-cell>
          <table:table-cell table:style-name="Таблица11.A1" office:value-type="string">
            <text:p text:style-name="P211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10">0F5C9</text:p>
          </table:table-cell>
          <table:table-cell table:style-name="Таблица12.A1" office:value-type="string">
            <text:p text:style-name="P211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11">0F5D0</text:p>
          </table:table-cell>
          <table:table-cell table:style-name="Таблица13.A1" office:value-type="string">
            <text:p text:style-name="P211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10">0F621</text:p>
          </table:table-cell>
          <table:table-cell table:style-name="Таблица14.A1" office:value-type="string">
            <text:p text:style-name="P211">1</text:p>
          </table:table-cell>
        </table:table-row>
        <table:table-row>
          <table:table-cell table:style-name="Таблица14.A1" office:value-type="string">
            <text:p text:style-name="P211">0F622</text:p>
          </table:table-cell>
          <table:table-cell table:style-name="Таблица14.A1" office:value-type="string">
            <text:p text:style-name="P211">1</text:p>
          </table:table-cell>
        </table:table-row>
        <table:table-row>
          <table:table-cell table:style-name="Таблица14.A1" office:value-type="string">
            <text:p text:style-name="P211">0F623</text:p>
          </table:table-cell>
          <table:table-cell table:style-name="Таблица14.A1" office:value-type="string">
            <text:p text:style-name="P211">1</text:p>
          </table:table-cell>
        </table:table-row>
        <table:table-row>
          <table:table-cell table:style-name="Таблица14.A1" office:value-type="string">
            <text:p text:style-name="P211">0F624</text:p>
          </table:table-cell>
          <table:table-cell table:style-name="Таблица14.A1" office:value-type="string">
            <text:p text:style-name="P211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11">0FD83</text:p>
          </table:table-cell>
          <table:table-cell table:style-name="Таблица15.A1" office:value-type="string">
            <text:p text:style-name="P211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10">10B0F</text:p>
          </table:table-cell>
          <table:table-cell table:style-name="Таблица16.A1" office:value-type="string">
            <text:p text:style-name="P211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11">10ED3</text:p>
          </table:table-cell>
          <table:table-cell table:style-name="Таблица17.A1" office:value-type="string">
            <text:p text:style-name="P211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11">1C000</text:p>
          </table:table-cell>
          <table:table-cell table:style-name="Таблица18.A1" office:value-type="string">
            <text:p text:style-name="P211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11">1CA4A</text:p>
          </table:table-cell>
          <table:table-cell table:style-name="Таблица19.A1" office:value-type="string">
            <text:p text:style-name="P211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11">30000</text:p>
          </table:table-cell>
          <table:table-cell table:style-name="Таблица20.A1" office:value-type="string">
            <text:p text:style-name="P211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11">32C95</text:p>
          </table:table-cell>
          <table:table-cell table:style-name="Таблица21.A1" office:value-type="string">
            <text:p text:style-name="P211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11">3E06E</text:p>
          </table:table-cell>
          <table:table-cell table:style-name="Таблица22.A1" office:value-type="string">
            <text:p text:style-name="P211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11">3E0ED</text:p>
          </table:table-cell>
          <table:table-cell table:style-name="Таблица23.A1" office:value-type="string">
            <text:p text:style-name="P211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10">43AD8</text:p>
          </table:table-cell>
          <table:table-cell table:style-name="Таблица24.A1" office:value-type="string">
            <text:p text:style-name="P211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1">43DF7</text:p>
          </table:table-cell>
          <table:table-cell table:style-name="Таблица25.A1" office:value-type="string">
            <text:p text:style-name="P211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11">58568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9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A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B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C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D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E</text:p>
          </table:table-cell>
          <table:table-cell table:style-name="Таблица26.A1" office:value-type="string">
            <text:p text:style-name="P211">256</text:p>
          </table:table-cell>
        </table:table-row>
        <table:table-row>
          <table:table-cell table:style-name="Таблица26.A1" office:value-type="string">
            <text:p text:style-name="P211">5856F</text:p>
          </table:table-cell>
          <table:table-cell table:style-name="Таблица26.A1" office:value-type="string">
            <text:p text:style-name="P211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11">70480</text:p>
          </table:table-cell>
          <table:table-cell table:style-name="Таблица27.A1" office:value-type="string">
            <text:p text:style-name="P211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11">705FF</text:p>
          </table:table-cell>
          <table:table-cell table:style-name="Таблица28.A1" office:value-type="string">
            <text:p text:style-name="P211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11">00008</text:p>
          </table:table-cell>
          <table:table-cell table:style-name="Таблица33.A1" office:value-type="string">
            <text:p text:style-name="P211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11">0000E</text:p>
          </table:table-cell>
          <table:table-cell table:style-name="Таблица34.A1" office:value-type="string">
            <text:p text:style-name="P211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11">3A3E8</text:p>
          </table:table-cell>
          <table:table-cell table:style-name="Таблица35.A1" office:value-type="string">
            <text:p text:style-name="P211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11">3B2E7</text:p>
          </table:table-cell>
          <table:table-cell table:style-name="Таблица36.A1" office:value-type="string">
            <text:p text:style-name="P211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11">3BC68</text:p>
          </table:table-cell>
          <table:table-cell table:style-name="Таблица29.A1" office:value-type="string">
            <text:p text:style-name="P211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11">3BF5F</text:p>
          </table:table-cell>
          <table:table-cell table:style-name="Таблица30.A1" office:value-type="string">
            <text:p text:style-name="P211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11">7E8BD</text:p>
          </table:table-cell>
          <table:table-cell table:style-name="Таблица31.A1" office:value-type="string">
            <text:p text:style-name="P211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11">7FFFE</text:p>
          </table:table-cell>
          <table:table-cell table:style-name="Таблица32.A1" office:value-type="string">
            <text:p text:style-name="P211">1</text:p>
          </table:table-cell>
        </table:table-row>
      </table:table>
      <text:p text:style-name="P156"/>
      <text:p text:style-name="P160"/>
      <text:p text:style-name="P161"/>
      <text:p text:style-name="P207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11">0FD9B</text:p>
          </table:table-cell>
          <table:table-cell table:style-name="Таблица42.A1" office:value-type="string">
            <text:p text:style-name="P211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1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0">трава, верт. стена</text:span></text:p>
      <text:p text:style-name="P166">7 02 08 02 08 0C 00 0D 00 — <text:span text:style-name="T60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7">голубой домик</text:span></text:p>
      <text:p text:style-name="P167">F 24 00 25 00 26 00 27 00 <text:s/><text:span text:style-name="T57">голубой домик</text:span></text:p>
      <text:p text:style-name="P166"><text:span text:style-name="T60">10 </text:span>28 00 29 00 2A 00 2B 00 — <text:span text:style-name="T60">нижняя часть голубого дома слева</text:span></text:p>
      <text:p text:style-name="P167"><text:span text:style-name="T60">11 </text:span>2C 00 2D 00 2E 00 2F 00 — <text:span text:style-name="T60">нижняя часть голубого дома справа</text:span></text:p>
      <text:p text:style-name="P166"><text:span text:style-name="T60">12 </text:span>30 00 31 00 32 00 33 00 </text:p>
      <text:p text:style-name="P166"><text:span text:style-name="T60">13 </text:span>34 00 35 00 01 00 36 00 </text:p>
      <text:p text:style-name="P166"><text:span text:style-name="T60">14 </text:span>37 00 38 00 39 00 3A 00 </text:p>
      <text:p text:style-name="P166"><text:span text:style-name="T60">15 </text:span>3B 00 3C 00 3D 00 3E 00 </text:p>
      <text:p text:style-name="P167"><text:span text:style-name="T60">16 </text:span>3F 00 40 00 41 00 42 00 <text:s/><text:span text:style-name="T57">EXIT</text:span></text:p>
      <text:p text:style-name="P167"><text:span text:style-name="T60">17 </text:span>43 00 44 00 45 00 46 00 <text:s/><text:span text:style-name="T57">EXIT</text:span></text:p>
      <text:p text:style-name="P166"><text:span text:style-name="T60">18 </text:span>47 00 48 00 49 00 4A 00 </text:p>
      <text:p text:style-name="P166"><text:span text:style-name="T60">19 </text:span>4B 00 4C 00 4D 00 4E 00 </text:p>
      <text:p text:style-name="P166"><text:span text:style-name="T60">1A </text:span>4F 00 50 00 51 00 52 00 </text:p>
      <text:p text:style-name="P166"><text:span text:style-name="T60">1B </text:span>53 00 54 00 55 00 56 00 </text:p>
      <text:p text:style-name="P166"><text:span text:style-name="T60">1C </text:span>57 00 58 00 59 00 5A 00 </text:p>
      <text:p text:style-name="P166"><text:span text:style-name="T60">1D </text:span>5B 00 5C 00 5D 00 5E 00 </text:p>
      <text:p text:style-name="P166"><text:span text:style-name="T60">1E </text:span>5F 00 60 00 61 00 62 00 </text:p>
      <text:p text:style-name="P166"><text:span text:style-name="T60">1F </text:span>63 00 64 00 65 00 66 00</text:p>
      <text:p text:style-name="P168">20 <text:span text:style-name="T56">5F 00 60 00 61 00 62 00 </text:span></text:p>
      <text:p text:style-name="P164"><text:span text:style-name="T60">21 </text:span>63 00 64 00 65 00 66 00 <text:span text:style-name="T57">SHOP</text:span></text:p>
      <text:p text:style-name="P164"><text:span text:style-name="T60">22 </text:span>67 00 68 00 69 00 6A 00 <text:span text:style-name="T57">SHOP</text:span></text:p>
      <text:p text:style-name="P164"><text:span text:style-name="T60">23 </text:span>6B 00 6C 00 6D 00 6E 00 <text:span text:style-name="T57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8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11">6001C</text:p>
          </table:table-cell>
          <table:table-cell table:style-name="Таблица38.A1" office:value-type="string">
            <text:p text:style-name="P211">1</text:p>
          </table:table-cell>
        </table:table-row>
        <table:table-row>
          <table:table-cell table:style-name="Таблица38.A1" office:value-type="string">
            <text:p text:style-name="P211">6001D</text:p>
          </table:table-cell>
          <table:table-cell table:style-name="Таблица38.A1" office:value-type="string">
            <text:p text:style-name="P211">1</text:p>
          </table:table-cell>
        </table:table-row>
        <table:table-row>
          <table:table-cell table:style-name="Таблица38.A1" office:value-type="string">
            <text:p text:style-name="P211">6001E</text:p>
          </table:table-cell>
          <table:table-cell table:style-name="Таблица38.A1" office:value-type="string">
            <text:p text:style-name="P211">1</text:p>
          </table:table-cell>
        </table:table-row>
        <table:table-row>
          <table:table-cell table:style-name="Таблица38.A1" office:value-type="string">
            <text:p text:style-name="P211">6001F</text:p>
          </table:table-cell>
          <table:table-cell table:style-name="Таблица38.A1" office:value-type="string">
            <text:p text:style-name="P211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11">6002E</text:p>
          </table:table-cell>
          <table:table-cell table:style-name="Таблица39.A1" office:value-type="string">
            <text:p text:style-name="P211">1</text:p>
          </table:table-cell>
        </table:table-row>
        <table:table-row>
          <table:table-cell table:style-name="Таблица39.A1" office:value-type="string">
            <text:p text:style-name="P211">6002F</text:p>
          </table:table-cell>
          <table:table-cell table:style-name="Таблица39.A1" office:value-type="string">
            <text:p text:style-name="P211">1</text:p>
          </table:table-cell>
        </table:table-row>
        <table:table-row>
          <table:table-cell table:style-name="Таблица39.A1" office:value-type="string">
            <text:p text:style-name="P211">60030</text:p>
          </table:table-cell>
          <table:table-cell table:style-name="Таблица39.A1" office:value-type="string">
            <text:p text:style-name="P211">1</text:p>
          </table:table-cell>
        </table:table-row>
        <table:table-row>
          <table:table-cell table:style-name="Таблица39.A1" office:value-type="string">
            <text:p text:style-name="P211">60031</text:p>
          </table:table-cell>
          <table:table-cell table:style-name="Таблица39.A1" office:value-type="string">
            <text:p text:style-name="P211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11">6016E</text:p>
          </table:table-cell>
          <table:table-cell table:style-name="Таблица40.A1" office:value-type="string">
            <text:p text:style-name="P211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11">6029B</text:p>
          </table:table-cell>
          <table:table-cell table:style-name="Таблица41.A1" office:value-type="string">
            <text:p text:style-name="P212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11">6038E</text:p>
          </table:table-cell>
          <table:table-cell table:style-name="Таблица43.A1" office:value-type="string">
            <text:p text:style-name="P211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11">604CA</text:p>
          </table:table-cell>
          <table:table-cell table:style-name="Таблица44.A1" office:value-type="string">
            <text:p text:style-name="P211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59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1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06">"Phantasy Star" RLE</text:p>
      <text:p text:style-name="P209">This format is used to compress both tiles and tilemap data.</text:p>
      <text:p text:style-name="P209">The data is deinterleaved, and each bitplane is then classified into runs of consecutive identical bytes,</text:p>
      <text:p text:style-name="P209">and runs of consecutive non-identical bytes. Any runs of more than 127 bytes are split into multiple runs.</text:p>
      <text:p text:style-name="P209">They are then stored in the format:</text:p>
      <text:p text:style-name="P209">%0nnnnnnn dd <text:s text:c="9"/>; run of n consecutive identical bytes, value dd</text:p>
      <text:p text:style-name="P209">%1nnnnnnn dd dd dd... ; run of n consecutive non-identical bytes; values follow</text:p>
      <text:p text:style-name="P208">%00000000 <text:s text:c="12"/>; end of bitplane</text:p>
      <text:p text:style-name="P176"/>
      <text:p text:style-name="P176"/>
      <text:p text:style-name="P176"/>
      <text:p text:style-name="P180"><text:span text:style-name="T68">0x58000-0x5856F</text:span> — Big tiles (All cities, villages) = 2x2 tile<text:span text:style-name="T67">maps</text:span></text:p>
      <text:p text:style-name="P180">Count: 174</text:p>
      <text:p text:style-name="P180">Example (2): <text:span text:style-name="T66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06">//Bit <text:s text:c="2"/>|15|14|13| <text:s text:c="3"/>12 <text:s text:c="3"/>| <text:s text:c="3"/>11 <text:s text:c="2"/>| <text:s text:c="6"/>10 <text:s text:c="5"/>| <text:s text:c="7"/>9 <text:s text:c="7"/>|8||7|6|5|4|3|2|1|0|</text:p>
      <text:p text:style-name="P208"><text:soft-page-break/>//Data <text:s/>| Unused | Priority | Palette | Vertical flip | Horizontal flip | <text:s text:c="3"/>Tile number <text:s text:c="2"/>|</text:p>
      <text:p text:style-name="P177"><text:span text:style-name="T68">0x58570</text:span><text:span text:style-name="T69">-0x5AC7C</text:span><text:span text:style-name="T77"> 4 bitplanes for tiles. RLE compressed</text:span></text:p>
      <text:p text:style-name="P182">Example:</text:p>
      <text:p text:style-name="P183"><text:span text:style-name="T62">58573<text:tab/><text:tab/></text:span>10 00 80 00 08 00 02 00 <text:span text:style-name="T62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7">=<text:tab/>000</text:span><text:span text:style-name="T69">F</text:span><text:span text:style-name="T77">0000</text:span></text:p>
      <text:p text:style-name="P185">00000000<text:tab/>00001000<text:tab/>00001000<text:tab/>00001000<text:tab/><text:span text:style-name="T77">=<text:tab/>0000</text:span><text:span text:style-name="T69">E</text:span><text:span text:style-name="T77">000</text:span></text:p>
      <text:p text:style-name="P185">10000000<text:tab/>10000000<text:tab/>10000000<text:tab/>10000000<text:tab/><text:span text:style-name="T77">=<text:tab/></text:span><text:span text:style-name="T69">F</text:span><text:span text:style-name="T77">0000000</text:span></text:p>
      <text:p text:style-name="P185">00000000<text:tab/>00000010<text:tab/>00000010<text:tab/>00000010<text:tab/><text:span text:style-name="T77">=<text:tab/>000000</text:span><text:span text:style-name="T69">E</text:span><text:span text:style-name="T77">0</text:span></text:p>
      <text:p text:style-name="P185">00001000<text:tab/>00001000<text:tab/>00001000<text:tab/>00001000<text:tab/><text:span text:style-name="T77">=<text:tab/>0000</text:span><text:span text:style-name="T69">F</text:span><text:span text:style-name="T77">000</text:span></text:p>
      <text:p text:style-name="P185">00000000<text:tab/>01000001<text:tab/>01000001<text:tab/>01000001<text:tab/><text:span text:style-name="T77">=<text:tab/>0</text:span><text:span text:style-name="T69">E</text:span><text:span text:style-name="T77">00000</text:span><text:span text:style-name="T69">E</text:span></text:p>
      <text:p text:style-name="P185">00000010<text:tab/>00010010<text:tab/>00010010<text:tab/>00010010<text:tab/><text:span text:style-name="T77">=<text:tab/>000</text:span><text:span text:style-name="T69">E</text:span><text:span text:style-name="T77">00</text:span><text:span text:style-name="T69">F</text:span><text:span text:style-name="T77">0</text:span></text:p>
      <text:p text:style-name="P185">00000000<text:tab/>00000000<text:tab/>00000000<text:tab/>00000000<text:tab/><text:span text:style-name="T77">=<text:tab/>00000000</text:span></text:p>
      <text:p text:style-name="P186">складываются биты, <text:span text:style-name="T63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8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0">0x600A2-0x60761</text:span><text:bookmark-start text:name="__DdeLink__3654_14659950022"/> - MapPieces #0<text:bookmark-end text:name="__DdeLink__3654_14659950022"/> <text:span text:style-name="T80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81"><text:span text:style-name="T68">0x58000-</text:span><text:bookmark-start text:name="__DdeLink__3660_1053501323"/><text:span text:style-name="T68">0x5856F</text:span><text:bookmark-end text:name="__DdeLink__3660_1053501323"/> — Big tiles (All cities, villages) <text:span text:style-name="T89">(174 == 0xAE)</text:span></text:p>
      <text:p text:style-name="P178"><text:bookmark-start text:name="__DdeLink__3662_1053501323"/><text:bookmark-start text:name="__DdeLink__3666_1053501323"/><text:span text:style-name="T68">0x58570</text:span><text:bookmark-end text:name="__DdeLink__3662_1053501323"/><text:bookmark-end text:name="__DdeLink__3666_1053501323"/><text:span text:style-name="T69">-0x5AC7C</text:span><text:span text:style-name="T77"> - 4 BitPlanes for tiles (RLE compressed)</text:span></text:p>
      <text:p text:style-name="P178"/>
      <text:p text:style-name="P189"><text:bookmark-start text:name="__DdeLink__3656_1465995002"/><text:span text:style-name="T68">0x60000-0x600A1</text:span> - MapPiece pointers #0<text:bookmark-end text:name="__DdeLink__3656_1465995002"/></text:p>
      <text:p text:style-name="P190"><text:span text:style-name="T70">0x600A2-0x60761</text:span><text:bookmark-start text:name="__DdeLink__3654_1465995002"/> - MapPieces #0<text:bookmark-end text:name="__DdeLink__3654_1465995002"/> <text:span text:style-name="T80">(RLE compressed)</text:span></text:p>
      <text:p text:style-name="P190"><text:span text:style-name="T70">0x60762-0x60803</text:span> - MapPiece pointers #<text:span text:style-name="T79">1</text:span></text:p>
      <text:p text:style-name="P191"><text:span text:style-name="T70">0x60804-0x60F41</text:span> - MapPieces #1 <text:span text:style-name="T80">(RLE compressed)</text:span></text:p>
      <text:p text:style-name="P190"><text:span text:style-name="T70">0x60F42-0x60FE3</text:span> - MapPiece pointers #<text:span text:style-name="T79">2</text:span></text:p>
      <text:p text:style-name="P191"><text:span text:style-name="T70">0x60FE4-0x613D8</text:span> - MapPieces #2 <text:span text:style-name="T80">(RLE compressed)</text:span></text:p>
      <text:p text:style-name="P190"><text:span text:style-name="T70">0x613D9-0x6147A</text:span> - MapPiece pointers #<text:span text:style-name="T79">3</text:span></text:p>
      <text:p text:style-name="P191"><text:span text:style-name="T70">0x6147B-0x61C06</text:span> - MapPieces #3 <text:span text:style-name="T80">(RLE compressed)</text:span></text:p>
      <text:p text:style-name="P190"><text:span text:style-name="T70">0x61C07-0x61CA8</text:span><text:bookmark-start text:name="__DdeLink__3656_14659950021"/> - MapPiece pointers #<text:bookmark-end text:name="__DdeLink__3656_14659950021"/><text:span text:style-name="T79">4</text:span></text:p>
      <text:p text:style-name="P191"><text:span text:style-name="T70">0x61CA9-0x61D8A</text:span><text:bookmark-start text:name="__DdeLink__3654_14659950021"/> - MapPieces #<text:bookmark-end text:name="__DdeLink__3654_14659950021"/><text:span text:style-name="T79">4</text:span> <text:span text:style-name="T80">(RLE compressed)</text:span></text:p>
      <text:p text:style-name="P190"><text:span text:style-name="T70">0x61D8B-0x61E2C</text:span> - MapPiece pointers #<text:span text:style-name="T79">5</text:span></text:p>
      <text:p text:style-name="P191"><text:span text:style-name="T70">0x61E2D-0x6224F</text:span> - MapPieces #<text:span text:style-name="T79">5</text:span><text:bookmark-start text:name="__DdeLink__3588_882602760"/> <text:span text:style-name="T80">(RLE compressed)</text:span><text:bookmark-end text:name="__DdeLink__3588_882602760"/></text:p>
      <text:p text:style-name="P190"><text:span text:style-name="T70">0x62250-0x622F1</text:span> - MapPiece pointers #<text:span text:style-name="T79">6</text:span></text:p>
      <text:p text:style-name="P192"><text:span text:style-name="T70">0x622F2-0x62483</text:span> - MapPieces #<text:span text:style-name="T79">6</text:span> <text:span text:style-name="T80">(RLE compressed)</text:span></text:p>
      <text:p text:style-name="P193"><text:soft-page-break/></text:p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>- Будет очевидно, что нулевой цвет будет меняться в зависимости от палитры. Таким образом решается проблема квадратиков вокруг кораблика.</text:p>
      <text:p text:style-name="P188"/>
      <text:p text:style-name="P188"/>
      <text:p text:style-name="P187"/>
      <text:p text:style-name="P148">- <text:span text:style-name="T65">Необходимо отыскать карты планет. Скорее всего, они сделаны по такому же принципу.</text:span></text:p>
      <text:p text:style-name="P179"><text:span text:style-name="T86">- </text:span><text:span text:style-name="T87">Понять — координаты на карте глобальные или относительные. </text:span><text:span text:style-name="T65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24"/>
      <text:p text:style-name="P225"/>
      <text:p text:style-name="P225"/>
      <text:p text:style-name="P225"/>
      <text:p text:style-name="P223"/>
      <text:p text:style-name="P214"><text:span text:style-name="T68">34000-</text:span><text:span text:style-name="T76">37DB0</text:span> <text:span text:style-name="T83">—</text:span> карт<text:span text:style-name="T84">ы</text:span> Палмы, <text:span text:style-name="T88">Мотавии, их 2 штуки.</text:span></text:p>
      <text:p text:style-name="P215"/>
      <text:p text:style-name="P220"><text:span text:style-name="T68">38000-</text:span><text:span text:style-name="T72">3A3E7</text:span> <text:span text:style-name="T83">—</text:span> карта <text:span text:style-name="T88">Дезориса</text:span></text:p>
      <text:p text:style-name="P217"><text:span text:style-name="T68">3A</text:span><text:span text:style-name="T75">3E</text:span><text:span text:style-name="T76">8</text:span><text:span text:style-name="T75">-3B2E7</text:span><text:span text:style-name="T83"> — анимированный тайлы планет</text:span></text:p>
      <text:p text:style-name="P217"/>
      <text:p text:style-name="P221">3B2E8-3BAE7 — анимация муравьиных львов</text:p>
      <text:p text:style-name="P199"/>
      <text:p text:style-name="P221">44000-4463F — анимация какого-то глаза</text:p>
      <text:p text:style-name="P221"/>
      <text:p text:style-name="P221">48000-49BFF — анимация транспорта</text:p>
      <text:p text:style-name="P221"/>
      <text:p text:style-name="P221"/>
      <text:p text:style-name="P216"><text:span text:style-name="T68">70000-70A7F</text:span> — спрайты Алисы, <text:span text:style-name="T90">Лутза, Тайлона, Мау</text:span></text:p>
      <text:p text:style-name="P216"><text:span text:style-name="T84"><text:s text:c="6"/></text:span><text:span text:style-name="T71">726BF</text:span><text:span text:style-name="T84"> — последний спрайт героя</text:span></text:p>
      <text:p text:style-name="P179"/>
      <text:p text:style-name="P195"><text:bookmark-start text:name="__DdeLink__3664_1053501323"/><text:span text:style-name="T68">74000</text:span><text:bookmark-end text:name="__DdeLink__3664_1053501323"/><text:span text:style-name="T68">-</text:span><text:span text:style-name="T73">747B7</text:span> — <text:span text:style-name="T82">большие тайлы</text:span> <text:span text:style-name="T85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4">747B8</text:span><text:bookmark-end text:name="__DdeLink__3668_1053501323"/><text:bookmark-end text:name="__DdeLink__3670_1053501323"/><text:span text:style-name="T74">-77629</text:span><text:bookmark-end text:name="__DdeLink__3590_882602760"/> — тай<text:span text:style-name="T83">л</text:span>ы<text:span text:style-name="T81"> всех 3 планет. Различаются палитрой</text:span></text:p>
      <text:p text:style-name="P198"/>
      <text:p text:style-name="P196"/>
      <text:p text:style-name="P196"><text:soft-page-break/></text:p>
      <text:p text:style-name="P196"/>
      <text:p text:style-name="P199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199"/>
      <text:p text:style-name="P218">На завтра — оформить логику чтения всех карт.</text:p>
      <text:p text:style-name="P218"/>
      <text:p text:style-name="P219">Так же нужно больше информации по РОМу</text:p>
      <text:p text:style-name="P219"/>
      <text:p text:style-name="P219">Для любознательных понять, как ограничивается карта, как вычисляется палит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5T01:25:45.084531184</dc:date>
    <meta:editing-duration>P1DT7H15M6S</meta:editing-duration>
    <meta:editing-cycles>92</meta:editing-cycles>
    <meta:generator>LibreOffice/5.1.4.2$Linux_X86_64 LibreOffice_project/10m0$Build-2</meta:generator>
    <meta:document-statistic meta:table-count="43" meta:image-count="0" meta:object-count="0" meta:page-count="23" meta:paragraph-count="1046" meta:word-count="3669" meta:character-count="27600" meta:non-whitespace-character-count="24972"/>
  </office:meta>
</office:document-meta>
</file>